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ora" officeooo:rsid="0002092b" officeooo:paragraph-rsid="0002092b"/>
    </style:style>
    <style:style style:name="T1" style:family="text">
      <style:text-properties officeooo:rsid="000364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aper proposes a re-implementation <text:span text:style-name="T1">of the UNIX file system. The researchers claim that this new file system—called the fast file system—has better locality of data and its parameters are flexible enough that it can be used with a variety of processors and disks. While the old file system was not inherently slow, when files were allocated/accessed in a non-sequential fashion(random), the transfer rate of the file system deteriorated from 175 kilobytes per second to 30 kilobytes per second! That is five times slower, just because allocation of data is random. And while the old file system was flexible enough such that a disk drive could be split up into multiple partitions, where each partition was a file system of its own, it was slow. Because of the lack of data locality in the old file system, no more than 512 bytes could be transferred at a time per transfer. On top of this, <text:s/>when the block size was increased the transfer rate did improve but the bandwidth was terrible(four percent of a disk’s bandwidth) due to the randomness of inodes—files were not placed optimally in sequential order. This paper proposes a new file system that is faster than old one and just as flexible, if not a tad more flex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0:32:49.524666776</meta:creation-date>
    <dc:date>2019-11-05T11:40:36.650222021</dc:date>
    <meta:editing-duration>PT45M46S</meta:editing-duration>
    <meta:editing-cycles>11</meta:editing-cycles>
    <meta:generator>LibreOffice/6.0.7.3$Linux_X86_64 LibreOffice_project/00m0$Build-3</meta:generator>
    <meta:document-statistic meta:table-count="0" meta:image-count="0" meta:object-count="0" meta:page-count="1" meta:paragraph-count="1" meta:word-count="214" meta:character-count="1228" meta:non-whitespace-character-count="1016"/>
  </office:meta>
</office:document-meta>
</file>